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86cm"/>
    </style:style>
    <style:style style:name="co4" style:family="table-column">
      <style:table-column-properties fo:break-before="auto" style:column-width="2.26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Jobs" table:style-name="ta1">
        <table:table-column table:style-name="co3" table:default-cell-style-name="Default"/>
        <table:table-column table:style-name="co2" table:default-cell-style-name="Default"/>
        <table:table-row table:style-name="ro3">
          <table:table-cell table:number-columns-repeated="2"/>
        </table:table-row>
        <table:table-row table:style-name="ro4">
          <table:table-cell office:value-type="string">
            <text:p>Postdoc Japon Sony labs</text:p>
          </table:table-cell>
          <table:table-cell office:value-type="string">
            <text:p><text:a xlink:href="https://www.sonycsl.co.jp/wp-content/uploads/2020/05/CSLKyoto_PostDoctoral_EN.pdf">https://www.sonycsl.co.jp/wp-content/uploads/2020/05/CSLKyoto_PostDoctoral_EN.pdf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>
            <text:p>Postdoc Venise</text:p>
          </table:table-cell>
          <table:table-cell office:value-type="string">
            <text:p><text:a xlink:href="https://www.unive.it/pag/fileadmin/user_upload/centri/ECLT/documenti/Call_AREA_ECLT-HSC.pdf">https://www.unive.it/pag/fileadmin/user_upload/centri/ECLT/documenti/Call_AREA_ECLT-HSC.pdf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>
            <text:p>Postdoc Helbing</text:p>
          </table:table-cell>
          <table:table-cell office:value-type="string">
            <text:p><text:a xlink:href="https://jobs.ethz.ch/job/view/2940">https://jobs.ethz.ch/job/view/2940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>
            <text:p>Postdoc Aalto</text:p>
          </table:table-cell>
          <table:table-cell office:value-type="string">
            <text:p><text:a xlink:href="https://www.aalto.fi/en/open-positions/postdoctoral-researcher-in-digital-urban-and-data-analytics">https://www.aalto.fi/en/open-positions/postdoctoral-researcher-in-digital-urban-and-data-analytics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>
            <text:p>Postdoc IOER</text:p>
          </table:table-cell>
          <table:table-cell office:value-type="string">
            <text:p><text:a xlink:href="https://www.ioer.de/1/news/vacancies/">https://www.ioer.de/1/news/vacancies/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>
            <text:p>Postdoc CRI</text:p>
          </table:table-cell>
          <table:table-cell office:value-type="string">
            <text:p><text:a xlink:href="https://research.cri-paris.org/jobs/job-postdoc">https://research.cri-paris.org/jobs/job-postdoc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>
            <text:p>CR LAET</text:p>
          </table:table-cell>
          <table:table-cell office:value-type="string">
            <text:p><text:a xlink:href="https://www.concours.developpement-durable.gouv.fr/charge-e-de-recherche-du-developpement-durable-de-a126.html#top">https://www.concours.developpement-durable.gouv.fr/charge-e-de-recherche-du-developpement-durable-de-a126.html#top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>
            <text:p>AP Sciences Po</text:p>
          </table:table-cell>
          <table:table-cell office:value-type="string">
            <text:p><text:a xlink:href="https://medialab.sciencespo.fr/actu/recrute-une-assistant-prof-sciences-sociales-computationnelles/">https://medialab.sciencespo.fr/actu/recrute-une-assistant-prof-sciences-sociales-computationnelles/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>
            <text:p>Postdoc scaling SFI (asap ?)</text:p>
          </table:table-cell>
          <table:table-cell office:value-type="string">
            <text:p><text:a xlink:href="https://www.santafe.edu/jobs/Postdoctoral-Position-In-Scaling-Theory">https://www.santafe.edu/jobs/Postdoctoral-Position-In-Scaling-Theory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>
            <text:p>Maynooth ; pb: ML/CS ?</text:p>
          </table:table-cell>
          <table:table-cell office:value-type="string">
            <text:p><text:a xlink:href="https://www.jobs.ac.uk/job/BXR851/lecturer-in-computer-science-machine-learning">https://www.jobs.ac.uk/job/BXR851/lecturer-in-computer-science-machine-learning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>
            <text:p>Oxford (~ ; 23/01 !)</text:p>
          </table:table-cell>
          <table:table-cell office:value-type="string">
            <text:p><text:a xlink:href="https://my.corehr.com/pls/uoxrecruit/erq_jobspec_version_4.display_form?p_company=10&amp;p_internal_external=E&amp;p_display_in_irish=N&amp;p_process_type=&amp;p_applicant_no=&amp;p_form_profile_detail=&amp;p_display_apply_ind=Y&amp;p_refresh_search=Y&amp;p_recruitment_id=144895">https://my.corehr.com/pls/uoxrecruit/erq_jobspec_version_4.display_form?p_company=10&amp;p_internal_external=E&amp;p_display_in_irish=N&amp;p_process_type=&amp;p_applicant_no=&amp;p_form_profile_detail=&amp;p_display_apply_ind=Y&amp;p_refresh_search=Y&amp;p_recruitment_id=144895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>
            <text:p>HKU</text:p>
          </table:table-cell>
          <table:table-cell office:value-type="string">
            <text:p><text:a xlink:href="https://jobs.hku.hk/cw/en/job/499510/professor-in-urban-studiesplanning-and-head-of-the-department-of-urban-planning-and-design">https://jobs.hku.hk/cw/en/job/499510/professor-in-urban-studiesplanning-and-head-of-the-department-of-urban-planning-and-design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>
            <text:p>PostDoc UVM (OpenSource) ! 20/02</text:p>
          </table:table-cell>
          <table:table-cell office:value-type="string">
            <text:p><text:a xlink:href="https://vermontcomplexsystems.org/education/funding/">https://vermontcomplexsystems.org/education/funding/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>
            <text:p>Tenure Track Delft 31/01</text:p>
          </table:table-cell>
          <table:table-cell office:value-type="string">
            <text:p><text:a xlink:href="https://www.academictransfer.com/en/287898/assistant-professor-tenure-track-in-urban-studies/">https://www.academictransfer.com/en/287898/assistant-professor-tenure-track-in-urban-studies/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>
            <text:p>Casa lecturer ?</text:p>
          </table:table-cell>
          <table:table-cell office:value-type="string">
            <text:p><text:a xlink:href="https://atsv7.wcn.co.uk/search_engine/jobs.cgi?owner=5041385&amp;ownertype=fair&amp;jcode=1850045&amp;vt_template=966&amp;adminview=1">https://atsv7.wcn.co.uk/search_engine/jobs.cgi?owner=5041385&amp;ownertype=fair&amp;jcode=1850045&amp;vt_template=966&amp;adminview=1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>
            <text:p>Postes CNRS (deadline 7 janvier)</text:p>
          </table:table-cell>
          <table:table-cell office:value-type="string">
            <text:p><text:a xlink:href="https://www.legifrance.gouv.fr/affichTexte.do;jsessionid=E434BDD475DD40EC1E53F08B5A09CA94.tplgfr23s_2?cidTexte=JORFTEXT000039435047&amp;dateTexte=&amp;oldAction=rechJO&amp;categorieLien=id&amp;idJO=JORFCONT000039434416">https://www.legifrance.gouv.fr/affichTexte.do;jsessionid=E434BDD475DD40EC1E53F08B5A09CA94.tplgfr23s_2?cidTexte=JORFTEXT000039435047&amp;dateTexte=&amp;oldAction=rechJO&amp;categorieLien=id&amp;idJO=JORFCONT000039434416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>
            <text:p>Aalto university – Sarakami</text:p>
          </table:table-cell>
          <table:table-cell office:value-type="string">
            <text:p><text:a xlink:href="https://jarisaramaki.fi/2019/11/15/postdoc-wanted-network-science-public-transport-networks-cities-etc/amp/?__twitter_impression=true">https://jarisaramaki.fi/2019/11/15/postdoc-wanted-network-science-public-transport-networks-cities-etc/amp/?__twitter_impression=true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/>
          <table:table-cell office:value-type="string">
            <text:p><text:a xlink:href="https://atsv7.wcn.co.uk/search_engine/jobs.cgi?owner=5041573&amp;ownertype=fair&amp;jcode=1829813&amp;vt_template=965&amp;adminview=1">https://atsv7.wcn.co.uk/search_engine/jobs.cgi?owner=5041573&amp;ownertype=fair&amp;jcode=1829813&amp;vt_template=965&amp;adminview=1</text:a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Utseus ?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4">
          <table:table-cell office:value-type="string">
            <text:p>UC Boulder</text:p>
          </table:table-cell>
          <table:table-cell office:value-type="string">
            <text:p><text:a xlink:href="https://jobs.colorado.edu/jobs/JobDetail/?jobId=21039">https://jobs.colorado.edu/jobs/JobDetail/?jobId=21039</text:a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Tenure track UNAM?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4">
          <table:table-cell office:value-type="string">
            <text:p>Northwestern</text:p>
          </table:table-cell>
          <table:table-cell office:value-type="string">
            <text:p><text:a xlink:href="https://www.nico.northwestern.edu/jobs.html">https://www.nico.northwestern.edu/jobs.html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>
            <text:p>Tenure track complex systems Umichigan</text:p>
          </table:table-cell>
          <table:table-cell office:value-type="string">
            <text:p><text:a xlink:href="https://chroniclevitae.com/jobs/0000498506-01">https://chroniclevitae.com/jobs/0000498506-01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>
            <text:p>Casa harmony</text:p>
          </table:table-cell>
          <table:table-cell office:value-type="string">
            <text:p><text:a xlink:href="https://atsv7.wcn.co.uk/search_engine/jobs.cgi?owner=5041385&amp;ownertype=fair&amp;jcode=1820325&amp;vt_template=965&amp;adminview=1">https://atsv7.wcn.co.uk/search_engine/jobs.cgi?owner=5041385&amp;ownertype=fair&amp;jcode=1820325&amp;vt_template=965&amp;adminview=1</text:a></text:p>
          </table:table-cell>
        </table:table-row>
        <table:table-row table:style-name="ro3">
          <table:table-cell office:value-type="string">
            <text:p>complexity hub Vienna</text:p>
          </table:table-cell>
          <table:table-cell office:value-type="string">
            <text:p>csh.ac.at/job-openings/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>
            <text:p>OCDE abm</text:p>
          </table:table-cell>
          <table:table-cell office:value-type="string">
            <text:p><text:a xlink:href="https://oecd.taleo.net/careersection/ext/jobdetail.ftl?job=13102&amp;lang=en#.XWZrxIFxero.linkedin">https://oecd.taleo.net/careersection/ext/jobdetail.ftl?job=13102&amp;lang=en#.XWZrxIFxero.linkedin</text:a></text:p>
          </table:table-cell>
        </table:table-row>
        <table:table-row table:style-name="ro4">
          <table:table-cell office:value-type="string">
            <text:p>Postdoc Vermont</text:p>
          </table:table-cell>
          <table:table-cell office:value-type="string">
            <text:p><text:a xlink:href="http://vermontcomplexsystems.org/people/positions/">http://vermontcomplexsystems.org/people/positions/</text:a></text:p>
          </table:table-cell>
        </table:table-row>
        <table:table-row table:style-name="ro4">
          <table:table-cell office:value-type="string">
            <text:p>Tenure Track Amsterdam</text:p>
          </table:table-cell>
          <table:table-cell office:value-type="string">
            <text:p><text:a xlink:href="https://www.uva.nl/en/content/vacancies/2019/08/19-547-tenure-track-position-in-complexity.html?1567092530511&amp;1567500425389">https://www.uva.nl/en/content/vacancies/2019/08/19-547-tenure-track-position-in-complexity.html?1567092530511&amp;1567500425389</text:a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postdoc UNAM</text:p>
          </table:table-cell>
          <table:table-cell office:value-type="string">
            <text:p>https://comdig.unam.mx/2019/03/28/postdoctoral-fellowships-at-the-centro-de-ciencias-de-la-complejidad-c3-unam/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CR IRD</text:p>
          </table:table-cell>
          <table:table-cell office:value-type="string">
            <text:p>https://www.ird.fr/nous-rejoindre/l-ird-recrute/concours/concours-chercheurs-201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Poste Kisio ?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CR IFSTTAR</text:p>
          </table:table-cell>
          <table:table-cell office:value-type="string">
            <text:p>https://www.concours.developpement-durable.gouv.fr/charge-e-de-recherche-du-developpement-durable-de-a126.html</text:p>
          </table:table-cell>
        </table:table-row>
        <table:table-row table:style-name="ro3">
          <table:table-cell/>
          <table:table-cell office:value-type="string">
            <text:p>https://www.concours.developpement-durable.gouv.fr/IMG/pdf/cr03_ifsttar_fiche_de_poste_lvmt_2019_vfinale.pdf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>
            <text:p>Grant fieldwork <text:a xlink:href="http://www.cefc.com.hk/research/jobs-scholarships/fieldwork-grant-2019/">http://www.cefc.com.hk/research/jobs-scholarships/fieldwork-grant-2019/</text:a>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4">
          <table:table-cell office:value-type="string">
            <text:p>Postdoc LISER <text:a xlink:href="https://jobs.liser.lu/jobs/detail/post-doc-researchers-in-economics-social-or-geographical-sciences-m-f-ref-18-26-97">https://jobs.liser.lu/jobs/detail/post-doc-researchers-in-economics-social-or-geographical-sciences-m-f-ref-18-26-97</text:a>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>
            <text:p>http://www.ntu.edu.sg/ohr/career/CurrentOpenings/ResearchOpenings/ComplexityInstitute/Pages/JOB-2018-0151535.aspx</text:p>
          </table:table-cell>
          <table:table-cell/>
        </table:table-row>
        <table:table-row table:style-name="ro3">
          <table:table-cell office:value-type="string">
            <text:p>http://www.ntu.edu.sg/ohr/career/CurrentOpenings/ResearchOpenings/SCSE/Pages/Research-Fellow-JOB-2018-0190430.aspx</text:p>
          </table:table-cell>
          <table:table-cell/>
        </table:table-row>
        <table:table-row table:style-name="ro3">
          <table:table-cell office:value-type="string">
            <text:p>http://www.ntu.edu.sg/ohr/career/CurrentOpenings/ResearchOpenings/ComplexityInstitute/Pages/RA-0181244.aspx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4">
          <table:table-cell office:value-type="string">
            <text:p>BEFORE 28/10 : <text:a xlink:href="https://www.santafe.edu/jobs/Omidyar-Fellowship-and-ASU-SFI-Center-for-Biosocia">https://www.santafe.edu/jobs/Omidyar-Fellowship-and-ASU-SFI-Center-for-Biosocia</text:a></text:p>
          </table:table-cell>
          <table:table-cell/>
        </table:table-row>
        <table:table-row table:style-name="ro3">
          <table:table-cell office:value-type="string">
            <text:p>https://www.santafe.edu/jobs/SFI-Postdoc-Computational-Social-Science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BEFORE 24/10</text:p>
          </table:table-cell>
          <table:table-cell/>
        </table:table-row>
        <table:table-row table:style-name="ro3">
          <table:table-cell office:value-type="string">
            <text:p>https://www.ucl.ac.uk/bartlett/casa/news/2018/sep/casa-recruiting-research-fellow-urban-modelling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>
            <text:p>https://www.fun.ac.jp/en/recruit201901/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Labos acceuil cnrs</text:p>
          </table:table-cell>
          <table:table-cell/>
        </table:table-row>
        <table:table-row table:style-name="ro3">
          <table:table-cell office:value-type="string">
            <text:p>https://ecoleurbainedelyon.universite-lyon.fr/contact/</text:p>
          </table:table-cell>
          <table:table-cell/>
        </table:table-row>
        <table:table-row table:style-name="ro3">
          <table:table-cell office:value-type="string">
            <text:p>http://www.lied-pieri.univ-paris-diderot.fr/</text:p>
          </table:table-cell>
          <table:table-cell/>
        </table:table-row>
        <table:table-row table:style-name="ro3">
          <table:table-cell office:value-type="string">
            <text:p>http://koyre.ehess.fr/index.php?367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>
            <text:p>us</text:p>
          </table:table-cell>
          <table:table-cell/>
        </table:table-row>
        <table:table-row table:style-name="ro3">
          <table:table-cell office:value-type="string">
            <text:p>https://miurban.uchicago.edu/our-work/</text:p>
          </table:table-cell>
          <table:table-cell/>
        </table:table-row>
        <table:table-row table:style-name="ro3">
          <table:table-cell office:value-type="string">
            <text:p>http://vermontcomplexsystems.org/people/positions/</text:p>
          </table:table-cell>
          <table:table-cell/>
        </table:table-row>
      </table:table>
      <table:table table:name="Ressources" table:style-name="ta1">
        <table:table-column table:style-name="co2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Jobrxiv</text:p>
          </table:table-cell>
          <table:table-cell office:value-type="string" calcext:value-type="string">
            <text:p><text:a xlink:href="https://jobrxiv.org/" xlink:type="simple">https://jobrxiv.org/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Interdisc ? https://www.slideshare.net/HirokiSayama/how-to-survive-as-an-interdisciplinary-being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 PL SungtiL GB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8">18/06/2020</text:date>, <text:time>09:2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3:53:46.912964057</meta:creation-date>
    <dc:date>2020-06-18T09:22:19</dc:date>
    <meta:editing-duration>PT2H6M46S</meta:editing-duration>
    <meta:editing-cycles>44</meta:editing-cycles>
    <meta:generator>OpenOffice/4.1.3$Unix OpenOffice.org_project/413m1$Build-9783</meta:generator>
    <dc:creator>Juste Raimbault</dc:creator>
    <meta:document-statistic meta:table-count="2" meta:cell-count="81" meta:object-count="0"/>
  </office:meta>
</office:document-meta>
</file>